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regel 1</text:p>
      <text:p text:style-name="Standard"/>
      <text:p text:style-name="Standard">Testregel 2</text:p>
      <text:p text:style-name="Standard"/>
      <text:p text:style-name="Standard">Testregel 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Volk</meta:initial-creator>
    <meta:creation-date>2010-12-12T20:26:16</meta:creation-date>
    <dc:date>2010-12-12T20:35:28</dc:date>
    <dc:creator>Peter Volk</dc:creator>
    <meta:editing-duration>PT00H09M19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3" meta:word-count="6" meta:character-count="33"/>
  </office:meta>
</office:document-meta>
</file>